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9.4cm" svg:height="12.086cm" svg:x="8.421cm" svg:y="16.468cm">
            <draw:object draw:notify-on-update-of-ranges="Tabelle1.B29:Tabelle1.N29 Tabelle1.A36:Tabelle1.A36 Tabelle1.B3:Tabelle1.N3 Tabelle1.B4:Tabelle1.N4 Tabelle1.B4:Tabelle1.N4 Tabelle1.A37:Tabelle1.A37 Tabelle1.B5:Tabelle1.N5 Tabelle1.B6:Tabelle1.N6 Tabelle1.B6:Tabelle1.N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.347cm" svg:height="12.245cm" svg:x="28.866cm" svg:y="16.122cm">
            <draw:object draw:notify-on-update-of-ranges="Tabelle1.B29:Tabelle1.N29 Tabelle1.A36:Tabelle1.A36 Tabelle1.B9:Tabelle1.N9 Tabelle1.A37:Tabelle1.A37 Tabelle1.B11:Tabelle1.N11 Tabelle1.A35:Tabelle1.A35 Tabelle1.B34:Tabelle1.N3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recall</text:p>
          </table:table-cell>
          <table:table-cell office:value-type="float" office:value="0.959366666666666" calcext:value-type="float">
            <text:p>0,9593666667</text:p>
          </table:table-cell>
          <table:table-cell office:value-type="float" office:value="0.9595" calcext:value-type="float">
            <text:p>0,9595</text:p>
          </table:table-cell>
          <table:table-cell office:value-type="float" office:value="0.9596" calcext:value-type="float">
            <text:p>0,9596</text:p>
          </table:table-cell>
          <table:table-cell office:value-type="float" office:value="0.959733333333333" calcext:value-type="float">
            <text:p>0,9597333333</text:p>
          </table:table-cell>
          <table:table-cell office:value-type="float" office:value="0.959766666666666" calcext:value-type="float">
            <text:p>0,9597666667</text:p>
          </table:table-cell>
          <table:table-cell table:number-columns-repeated="2" office:value-type="float" office:value="0.959866666666666" calcext:value-type="float">
            <text:p>0,9598666667</text:p>
          </table:table-cell>
          <table:table-cell office:value-type="float" office:value="0.959933333333333" calcext:value-type="float">
            <text:p>0,9599333333</text:p>
          </table:table-cell>
          <table:table-cell office:value-type="float" office:value="0.960033333333333" calcext:value-type="float">
            <text:p>0,9600333333</text:p>
          </table:table-cell>
          <table:table-cell office:value-type="float" office:value="0.960133333333333" calcext:value-type="float">
            <text:p>0,9601333333</text:p>
          </table:table-cell>
          <table:table-cell office:value-type="float" office:value="0.960366666666666" calcext:value-type="float">
            <text:p>0,9603666667</text:p>
          </table:table-cell>
          <table:table-cell office:value-type="float" office:value="0.960466666666667" calcext:value-type="float">
            <text:p>0,9604666667</text:p>
          </table:table-cell>
          <table:table-cell office:value-type="float" office:value="0.960566666666666" calcext:value-type="float">
            <text:p>0,9605666667</text:p>
          </table:table-cell>
        </table:table-row>
        <table:table-row table:style-name="ro1">
          <table:table-cell office:value-type="string" calcext:value-type="string">
            <text:p>recall StdDev</text:p>
          </table:table-cell>
          <table:table-cell office:value-type="float" office:value="0.00936472594534541" calcext:value-type="float">
            <text:p>0,0093647259</text:p>
          </table:table-cell>
          <table:table-cell office:value-type="float" office:value="0.00928867381704522" calcext:value-type="float">
            <text:p>0,0092886738</text:p>
          </table:table-cell>
          <table:table-cell office:value-type="float" office:value="0.00925120188145319" calcext:value-type="float">
            <text:p>0,0092512019</text:p>
          </table:table-cell>
          <table:table-cell office:value-type="float" office:value="0.00918301266802214" calcext:value-type="float">
            <text:p>0,0091830127</text:p>
          </table:table-cell>
          <table:table-cell office:value-type="float" office:value="0.00923875844948828" calcext:value-type="float">
            <text:p>0,0092387584</text:p>
          </table:table-cell>
          <table:table-cell table:number-columns-repeated="2" office:value-type="float" office:value="0.0092103489346058" calcext:value-type="float">
            <text:p>0,0092103489</text:p>
          </table:table-cell>
          <table:table-cell office:value-type="float" office:value="0.009174453380843" calcext:value-type="float">
            <text:p>0,0091744534</text:p>
          </table:table-cell>
          <table:table-cell office:value-type="float" office:value="0.00910710678203533" calcext:value-type="float">
            <text:p>0,0091071068</text:p>
          </table:table-cell>
          <table:table-cell office:value-type="float" office:value="0.00900081053838619" calcext:value-type="float">
            <text:p>0,0090008105</text:p>
          </table:table-cell>
          <table:table-cell office:value-type="float" office:value="0.00900049880149125" calcext:value-type="float">
            <text:p>0,0090004988</text:p>
          </table:table-cell>
          <table:table-cell office:value-type="float" office:value="0.00903938259564434" calcext:value-type="float">
            <text:p>0,0090393826</text:p>
          </table:table-cell>
          <table:table-cell office:value-type="float" office:value="0.00897752524897367" calcext:value-type="float">
            <text:p>0,0089775252</text:p>
          </table:table-cell>
        </table:table-row>
        <table:table-row table:style-name="ro1">
          <table:table-cell office:value-type="string" calcext:value-type="string">
            <text:p>macro-avg. recall</text:p>
          </table:table-cell>
          <table:table-cell office:value-type="float" office:value="0.959366666666666" calcext:value-type="float">
            <text:p>0,9593666667</text:p>
          </table:table-cell>
          <table:table-cell office:value-type="float" office:value="0.9595" calcext:value-type="float">
            <text:p>0,9595</text:p>
          </table:table-cell>
          <table:table-cell office:value-type="float" office:value="0.9596" calcext:value-type="float">
            <text:p>0,9596</text:p>
          </table:table-cell>
          <table:table-cell office:value-type="float" office:value="0.959733333333333" calcext:value-type="float">
            <text:p>0,9597333333</text:p>
          </table:table-cell>
          <table:table-cell office:value-type="float" office:value="0.959766666666666" calcext:value-type="float">
            <text:p>0,9597666667</text:p>
          </table:table-cell>
          <table:table-cell table:number-columns-repeated="2" office:value-type="float" office:value="0.959866666666666" calcext:value-type="float">
            <text:p>0,9598666667</text:p>
          </table:table-cell>
          <table:table-cell office:value-type="float" office:value="0.959933333333333" calcext:value-type="float">
            <text:p>0,9599333333</text:p>
          </table:table-cell>
          <table:table-cell office:value-type="float" office:value="0.960033333333333" calcext:value-type="float">
            <text:p>0,9600333333</text:p>
          </table:table-cell>
          <table:table-cell office:value-type="float" office:value="0.960133333333333" calcext:value-type="float">
            <text:p>0,9601333333</text:p>
          </table:table-cell>
          <table:table-cell office:value-type="float" office:value="0.960366666666666" calcext:value-type="float">
            <text:p>0,9603666667</text:p>
          </table:table-cell>
          <table:table-cell office:value-type="float" office:value="0.960466666666667" calcext:value-type="float">
            <text:p>0,9604666667</text:p>
          </table:table-cell>
          <table:table-cell office:value-type="float" office:value="0.960566666666666" calcext:value-type="float">
            <text:p>0,9605666667</text:p>
          </table:table-cell>
        </table:table-row>
        <table:table-row table:style-name="ro1">
          <table:table-cell office:value-type="string" calcext:value-type="string">
            <text:p>macro-avg. recall StdDev</text:p>
          </table:table-cell>
          <table:table-cell office:value-type="float" office:value="0.00936472594534541" calcext:value-type="float">
            <text:p>0,0093647259</text:p>
          </table:table-cell>
          <table:table-cell office:value-type="float" office:value="0.00928867381704523" calcext:value-type="float">
            <text:p>0,0092886738</text:p>
          </table:table-cell>
          <table:table-cell office:value-type="float" office:value="0.0092512018814532" calcext:value-type="float">
            <text:p>0,0092512019</text:p>
          </table:table-cell>
          <table:table-cell office:value-type="float" office:value="0.00918301266802215" calcext:value-type="float">
            <text:p>0,0091830127</text:p>
          </table:table-cell>
          <table:table-cell office:value-type="float" office:value="0.00923875844948829" calcext:value-type="float">
            <text:p>0,0092387584</text:p>
          </table:table-cell>
          <table:table-cell table:number-columns-repeated="2" office:value-type="float" office:value="0.00921034893460582" calcext:value-type="float">
            <text:p>0,0092103489</text:p>
          </table:table-cell>
          <table:table-cell office:value-type="float" office:value="0.00917445338084301" calcext:value-type="float">
            <text:p>0,0091744534</text:p>
          </table:table-cell>
          <table:table-cell office:value-type="float" office:value="0.00910710678203535" calcext:value-type="float">
            <text:p>0,0091071068</text:p>
          </table:table-cell>
          <table:table-cell office:value-type="float" office:value="0.0090008105383862" calcext:value-type="float">
            <text:p>0,0090008105</text:p>
          </table:table-cell>
          <table:table-cell office:value-type="float" office:value="0.00900049880149126" calcext:value-type="float">
            <text:p>0,0090004988</text:p>
          </table:table-cell>
          <table:table-cell office:value-type="float" office:value="0.00903938259564435" calcext:value-type="float">
            <text:p>0,0090393826</text:p>
          </table:table-cell>
          <table:table-cell office:value-type="float" office:value="0.00897752524897368" calcext:value-type="float">
            <text:p>0,0089775252</text:p>
          </table:table-cell>
        </table:table-row>
        <table:table-row table:style-name="ro1">
          <table:table-cell office:value-type="string" calcext:value-type="string">
            <text:p>macro-avg. Pos/Neg recall</text:p>
          </table:table-cell>
          <table:table-cell office:value-type="float" office:value="0.9557" calcext:value-type="float">
            <text:p>0,9557</text:p>
          </table:table-cell>
          <table:table-cell office:value-type="float" office:value="0.95585" calcext:value-type="float">
            <text:p>0,95585</text:p>
          </table:table-cell>
          <table:table-cell office:value-type="float" office:value="0.956" calcext:value-type="float">
            <text:p>0,956</text:p>
          </table:table-cell>
          <table:table-cell office:value-type="float" office:value="0.9562" calcext:value-type="float">
            <text:p>0,9562</text:p>
          </table:table-cell>
          <table:table-cell office:value-type="float" office:value="0.95625" calcext:value-type="float">
            <text:p>0,95625</text:p>
          </table:table-cell>
          <table:table-cell table:number-columns-repeated="2" office:value-type="float" office:value="0.9563" calcext:value-type="float">
            <text:p>0,9563</text:p>
          </table:table-cell>
          <table:table-cell office:value-type="float" office:value="0.95635" calcext:value-type="float">
            <text:p>0,95635</text:p>
          </table:table-cell>
          <table:table-cell office:value-type="float" office:value="0.95645" calcext:value-type="float">
            <text:p>0,95645</text:p>
          </table:table-cell>
          <table:table-cell office:value-type="float" office:value="0.95655" calcext:value-type="float">
            <text:p>0,95655</text:p>
          </table:table-cell>
          <table:table-cell office:value-type="float" office:value="0.95685" calcext:value-type="float">
            <text:p>0,95685</text:p>
          </table:table-cell>
          <table:table-cell office:value-type="float" office:value="0.957" calcext:value-type="float">
            <text:p>0,957</text:p>
          </table:table-cell>
          <table:table-cell office:value-type="float" office:value="0.95715" calcext:value-type="float">
            <text:p>0,95715</text:p>
          </table:table-cell>
        </table:table-row>
        <table:table-row table:style-name="ro1">
          <table:table-cell office:value-type="string" calcext:value-type="string">
            <text:p>macro-avg. Pos/Neg recall StdDev</text:p>
          </table:table-cell>
          <table:table-cell office:value-type="float" office:value="0.0119768294821478" calcext:value-type="float">
            <text:p>0,0119768295</text:p>
          </table:table-cell>
          <table:table-cell office:value-type="float" office:value="0.0118076973695855" calcext:value-type="float">
            <text:p>0,0118076974</text:p>
          </table:table-cell>
          <table:table-cell office:value-type="float" office:value="0.0117206543065538" calcext:value-type="float">
            <text:p>0,0117206543</text:p>
          </table:table-cell>
          <table:table-cell office:value-type="float" office:value="0.0115277443105271" calcext:value-type="float">
            <text:p>0,0115277443</text:p>
          </table:table-cell>
          <table:table-cell office:value-type="float" office:value="0.0115770366578748" calcext:value-type="float">
            <text:p>0,0115770367</text:p>
          </table:table-cell>
          <table:table-cell table:number-columns-repeated="2" office:value-type="float" office:value="0.0115823795116338" calcext:value-type="float">
            <text:p>0,0115823795</text:p>
          </table:table-cell>
          <table:table-cell office:value-type="float" office:value="0.0115219377929691" calcext:value-type="float">
            <text:p>0,0115219378</text:p>
          </table:table-cell>
          <table:table-cell office:value-type="float" office:value="0.0114436476137231" calcext:value-type="float">
            <text:p>0,0114436476</text:p>
          </table:table-cell>
          <table:table-cell office:value-type="float" office:value="0.0114082860193366" calcext:value-type="float">
            <text:p>0,011408286</text:p>
          </table:table-cell>
          <table:table-cell office:value-type="float" office:value="0.0113852420867427" calcext:value-type="float">
            <text:p>0,0113852421</text:p>
          </table:table-cell>
          <table:table-cell office:value-type="float" office:value="0.0114150352738408" calcext:value-type="float">
            <text:p>0,0114150353</text:p>
          </table:table-cell>
          <table:table-cell office:value-type="float" office:value="0.0113985423487728" calcext:value-type="float">
            <text:p>0,0113985423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539667864080463" calcext:value-type="float">
            <text:p>0,5396678641</text:p>
          </table:table-cell>
          <table:table-cell office:value-type="float" office:value="0.564728723718962" calcext:value-type="float">
            <text:p>0,5647287237</text:p>
          </table:table-cell>
          <table:table-cell office:value-type="float" office:value="0.581484076707791" calcext:value-type="float">
            <text:p>0,5814840767</text:p>
          </table:table-cell>
          <table:table-cell office:value-type="float" office:value="0.592334039452218" calcext:value-type="float">
            <text:p>0,5923340395</text:p>
          </table:table-cell>
          <table:table-cell office:value-type="float" office:value="0.598789836439312" calcext:value-type="float">
            <text:p>0,5987898364</text:p>
          </table:table-cell>
          <table:table-cell office:value-type="float" office:value="0.604919378241127" calcext:value-type="float">
            <text:p>0,6049193782</text:p>
          </table:table-cell>
          <table:table-cell office:value-type="float" office:value="0.609477555480066" calcext:value-type="float">
            <text:p>0,6094775555</text:p>
          </table:table-cell>
          <table:table-cell office:value-type="float" office:value="0.612327843139173" calcext:value-type="float">
            <text:p>0,6123278431</text:p>
          </table:table-cell>
          <table:table-cell office:value-type="float" office:value="0.615205451546619" calcext:value-type="float">
            <text:p>0,6152054515</text:p>
          </table:table-cell>
          <table:table-cell office:value-type="float" office:value="0.617514030215974" calcext:value-type="float">
            <text:p>0,6175140302</text:p>
          </table:table-cell>
          <table:table-cell office:value-type="float" office:value="0.619314320598383" calcext:value-type="float">
            <text:p>0,6193143206</text:p>
          </table:table-cell>
          <table:table-cell office:value-type="float" office:value="0.622731749178262" calcext:value-type="float">
            <text:p>0,6227317492</text:p>
          </table:table-cell>
          <table:table-cell office:value-type="float" office:value="0.632331387831569" calcext:value-type="float">
            <text:p>0,6323313878</text:p>
          </table:table-cell>
        </table:table-row>
        <table:table-row table:style-name="ro1">
          <table:table-cell office:value-type="string" calcext:value-type="string">
            <text:p>precision StdDev</text:p>
          </table:table-cell>
          <table:table-cell office:value-type="float" office:value="0.0473019126887679" calcext:value-type="float">
            <text:p>0,0473019127</text:p>
          </table:table-cell>
          <table:table-cell office:value-type="float" office:value="0.0400460146948385" calcext:value-type="float">
            <text:p>0,0400460147</text:p>
          </table:table-cell>
          <table:table-cell office:value-type="float" office:value="0.0378542758136651" calcext:value-type="float">
            <text:p>0,0378542758</text:p>
          </table:table-cell>
          <table:table-cell office:value-type="float" office:value="0.0343851360292032" calcext:value-type="float">
            <text:p>0,034385136</text:p>
          </table:table-cell>
          <table:table-cell office:value-type="float" office:value="0.0333214410211426" calcext:value-type="float">
            <text:p>0,033321441</text:p>
          </table:table-cell>
          <table:table-cell office:value-type="float" office:value="0.0305510270000881" calcext:value-type="float">
            <text:p>0,030551027</text:p>
          </table:table-cell>
          <table:table-cell office:value-type="float" office:value="0.0310087267840471" calcext:value-type="float">
            <text:p>0,0310087268</text:p>
          </table:table-cell>
          <table:table-cell office:value-type="float" office:value="0.0283025112178122" calcext:value-type="float">
            <text:p>0,0283025112</text:p>
          </table:table-cell>
          <table:table-cell office:value-type="float" office:value="0.0264245988797031" calcext:value-type="float">
            <text:p>0,0264245989</text:p>
          </table:table-cell>
          <table:table-cell office:value-type="float" office:value="0.0254172907072095" calcext:value-type="float">
            <text:p>0,0254172907</text:p>
          </table:table-cell>
          <table:table-cell office:value-type="float" office:value="0.0247587326618772" calcext:value-type="float">
            <text:p>0,0247587327</text:p>
          </table:table-cell>
          <table:table-cell office:value-type="float" office:value="0.0268523413770924" calcext:value-type="float">
            <text:p>0,0268523414</text:p>
          </table:table-cell>
          <table:table-cell office:value-type="float" office:value="0.0255935349509989" calcext:value-type="float">
            <text:p>0,025593535</text:p>
          </table:table-cell>
        </table:table-row>
        <table:table-row table:style-name="ro1">
          <table:table-cell office:value-type="string" calcext:value-type="string">
            <text:p>macro-avg. precision</text:p>
          </table:table-cell>
          <table:table-cell office:value-type="float" office:value="0.538903793923032" calcext:value-type="float">
            <text:p>0,5389037939</text:p>
          </table:table-cell>
          <table:table-cell office:value-type="float" office:value="0.5640534821976" calcext:value-type="float">
            <text:p>0,5640534822</text:p>
          </table:table-cell>
          <table:table-cell office:value-type="float" office:value="0.580826805120862" calcext:value-type="float">
            <text:p>0,5808268051</text:p>
          </table:table-cell>
          <table:table-cell office:value-type="float" office:value="0.591765080617024" calcext:value-type="float">
            <text:p>0,5917650806</text:p>
          </table:table-cell>
          <table:table-cell office:value-type="float" office:value="0.598303347477611" calcext:value-type="float">
            <text:p>0,5983033475</text:p>
          </table:table-cell>
          <table:table-cell office:value-type="float" office:value="0.604381037232263" calcext:value-type="float">
            <text:p>0,6043810372</text:p>
          </table:table-cell>
          <table:table-cell office:value-type="float" office:value="0.608967830195902" calcext:value-type="float">
            <text:p>0,6089678302</text:p>
          </table:table-cell>
          <table:table-cell office:value-type="float" office:value="0.611796476407638" calcext:value-type="float">
            <text:p>0,6117964764</text:p>
          </table:table-cell>
          <table:table-cell office:value-type="float" office:value="0.614723461576309" calcext:value-type="float">
            <text:p>0,6147234616</text:p>
          </table:table-cell>
          <table:table-cell office:value-type="float" office:value="0.616999822212188" calcext:value-type="float">
            <text:p>0,6169998222</text:p>
          </table:table-cell>
          <table:table-cell office:value-type="float" office:value="0.618805415318554" calcext:value-type="float">
            <text:p>0,6188054153</text:p>
          </table:table-cell>
          <table:table-cell office:value-type="float" office:value="0.622251674224227" calcext:value-type="float">
            <text:p>0,6222516742</text:p>
          </table:table-cell>
          <table:table-cell office:value-type="float" office:value="0.631842807698264" calcext:value-type="float">
            <text:p>0,6318428077</text:p>
          </table:table-cell>
        </table:table-row>
        <table:table-row table:style-name="ro1">
          <table:table-cell office:value-type="string" calcext:value-type="string">
            <text:p>macro-avg. precision StdDev</text:p>
          </table:table-cell>
          <table:table-cell office:value-type="float" office:value="0.0475091348461251" calcext:value-type="float">
            <text:p>0,0475091348</text:p>
          </table:table-cell>
          <table:table-cell office:value-type="float" office:value="0.0403071365326771" calcext:value-type="float">
            <text:p>0,0403071365</text:p>
          </table:table-cell>
          <table:table-cell office:value-type="float" office:value="0.0378155388725633" calcext:value-type="float">
            <text:p>0,0378155389</text:p>
          </table:table-cell>
          <table:table-cell office:value-type="float" office:value="0.0342911651167148" calcext:value-type="float">
            <text:p>0,0342911651</text:p>
          </table:table-cell>
          <table:table-cell office:value-type="float" office:value="0.0333579591417113" calcext:value-type="float">
            <text:p>0,0333579591</text:p>
          </table:table-cell>
          <table:table-cell office:value-type="float" office:value="0.0308071239239812" calcext:value-type="float">
            <text:p>0,0308071239</text:p>
          </table:table-cell>
          <table:table-cell office:value-type="float" office:value="0.0311673191767036" calcext:value-type="float">
            <text:p>0,0311673192</text:p>
          </table:table-cell>
          <table:table-cell office:value-type="float" office:value="0.0283877302752643" calcext:value-type="float">
            <text:p>0,0283877303</text:p>
          </table:table-cell>
          <table:table-cell office:value-type="float" office:value="0.0266010966013209" calcext:value-type="float">
            <text:p>0,0266010966</text:p>
          </table:table-cell>
          <table:table-cell office:value-type="float" office:value="0.0255770122677313" calcext:value-type="float">
            <text:p>0,0255770123</text:p>
          </table:table-cell>
          <table:table-cell office:value-type="float" office:value="0.02499840147109" calcext:value-type="float">
            <text:p>0,0249984015</text:p>
          </table:table-cell>
          <table:table-cell office:value-type="float" office:value="0.0268480784284248" calcext:value-type="float">
            <text:p>0,0268480784</text:p>
          </table:table-cell>
          <table:table-cell office:value-type="float" office:value="0.0257262631941112" calcext:value-type="float">
            <text:p>0,0257262632</text:p>
          </table:table-cell>
        </table:table-row>
        <table:table-row table:style-name="ro1">
          <table:table-cell office:value-type="string" calcext:value-type="string">
            <text:p>macro-avg. Pos/Neg precision</text:p>
          </table:table-cell>
          <table:table-cell office:value-type="float" office:value="0.424457457402198" calcext:value-type="float">
            <text:p>0,4244574574</text:p>
          </table:table-cell>
          <table:table-cell office:value-type="float" office:value="0.451488445456823" calcext:value-type="float">
            <text:p>0,4514884455</text:p>
          </table:table-cell>
          <table:table-cell office:value-type="float" office:value="0.465359948577438" calcext:value-type="float">
            <text:p>0,4653599486</text:p>
          </table:table-cell>
          <table:table-cell office:value-type="float" office:value="0.476072095434028" calcext:value-type="float">
            <text:p>0,4760720954</text:p>
          </table:table-cell>
          <table:table-cell office:value-type="float" office:value="0.483743844692043" calcext:value-type="float">
            <text:p>0,4837438447</text:p>
          </table:table-cell>
          <table:table-cell office:value-type="float" office:value="0.488344027399523" calcext:value-type="float">
            <text:p>0,4883440274</text:p>
          </table:table-cell>
          <table:table-cell office:value-type="float" office:value="0.494312865982034" calcext:value-type="float">
            <text:p>0,494312866</text:p>
          </table:table-cell>
          <table:table-cell office:value-type="float" office:value="0.496872331590656" calcext:value-type="float">
            <text:p>0,4968723316</text:p>
          </table:table-cell>
          <table:table-cell office:value-type="float" office:value="0.499339014122084" calcext:value-type="float">
            <text:p>0,4993390141</text:p>
          </table:table-cell>
          <table:table-cell office:value-type="float" office:value="0.503802076760445" calcext:value-type="float">
            <text:p>0,5038020768</text:p>
          </table:table-cell>
          <table:table-cell office:value-type="float" office:value="0.506557846456663" calcext:value-type="float">
            <text:p>0,5065578465</text:p>
          </table:table-cell>
          <table:table-cell office:value-type="float" office:value="0.510695531953676" calcext:value-type="float">
            <text:p>0,510695532</text:p>
          </table:table-cell>
          <table:table-cell office:value-type="float" office:value="0.520492015793742" calcext:value-type="float">
            <text:p>0,5204920158</text:p>
          </table:table-cell>
        </table:table-row>
        <table:table-row table:style-name="ro1">
          <table:table-cell office:value-type="string" calcext:value-type="string">
            <text:p>macro-avg. Pos/Neg precision StdDev</text:p>
          </table:table-cell>
          <table:table-cell office:value-type="float" office:value="0.0803795052155865" calcext:value-type="float">
            <text:p>0,0803795052</text:p>
          </table:table-cell>
          <table:table-cell office:value-type="float" office:value="0.071918994153441" calcext:value-type="float">
            <text:p>0,0719189942</text:p>
          </table:table-cell>
          <table:table-cell office:value-type="float" office:value="0.0637831506534053" calcext:value-type="float">
            <text:p>0,0637831507</text:p>
          </table:table-cell>
          <table:table-cell office:value-type="float" office:value="0.0581634102354382" calcext:value-type="float">
            <text:p>0,0581634102</text:p>
          </table:table-cell>
          <table:table-cell office:value-type="float" office:value="0.0561364041765535" calcext:value-type="float">
            <text:p>0,0561364042</text:p>
          </table:table-cell>
          <table:table-cell office:value-type="float" office:value="0.0531386606219788" calcext:value-type="float">
            <text:p>0,0531386606</text:p>
          </table:table-cell>
          <table:table-cell office:value-type="float" office:value="0.0514037754491852" calcext:value-type="float">
            <text:p>0,0514037754</text:p>
          </table:table-cell>
          <table:table-cell office:value-type="float" office:value="0.0447412442472749" calcext:value-type="float">
            <text:p>0,0447412442</text:p>
          </table:table-cell>
          <table:table-cell office:value-type="float" office:value="0.041518862455467" calcext:value-type="float">
            <text:p>0,0415188625</text:p>
          </table:table-cell>
          <table:table-cell office:value-type="float" office:value="0.0402472950019008" calcext:value-type="float">
            <text:p>0,040247295</text:p>
          </table:table-cell>
          <table:table-cell office:value-type="float" office:value="0.0387962790070293" calcext:value-type="float">
            <text:p>0,038796279</text:p>
          </table:table-cell>
          <table:table-cell office:value-type="float" office:value="0.0387661890647564" calcext:value-type="float">
            <text:p>0,0387661891</text:p>
          </table:table-cell>
          <table:table-cell office:value-type="float" office:value="0.0351356715013293" calcext:value-type="float">
            <text:p>0,0351356715</text:p>
          </table:table-cell>
        </table:table-row>
        <table:table-row table:style-name="ro1">
          <table:table-cell office:value-type="string" calcext:value-type="string">
            <text:p>positiveRecall</text:p>
          </table:table-cell>
          <table:table-cell office:value-type="float" office:value="0.9457" calcext:value-type="float">
            <text:p>0,9457</text:p>
          </table:table-cell>
          <table:table-cell office:value-type="float" office:value="0.946" calcext:value-type="float">
            <text:p>0,946</text:p>
          </table:table-cell>
          <table:table-cell office:value-type="float" office:value="0.9463" calcext:value-type="float">
            <text:p>0,9463</text:p>
          </table:table-cell>
          <table:table-cell office:value-type="float" office:value="0.9467" calcext:value-type="float">
            <text:p>0,9467</text:p>
          </table:table-cell>
          <table:table-cell office:value-type="float" office:value="0.9468" calcext:value-type="float">
            <text:p>0,9468</text:p>
          </table:table-cell>
          <table:table-cell table:number-columns-repeated="2" office:value-type="float" office:value="0.9469" calcext:value-type="float">
            <text:p>0,9469</text:p>
          </table:table-cell>
          <table:table-cell office:value-type="float" office:value="0.947" calcext:value-type="float">
            <text:p>0,947</text:p>
          </table:table-cell>
          <table:table-cell office:value-type="float" office:value="0.9472" calcext:value-type="float">
            <text:p>0,9472</text:p>
          </table:table-cell>
          <table:table-cell office:value-type="float" office:value="0.9474" calcext:value-type="float">
            <text:p>0,9474</text:p>
          </table:table-cell>
          <table:table-cell office:value-type="float" office:value="0.948" calcext:value-type="float">
            <text:p>0,948</text:p>
          </table:table-cell>
          <table:table-cell office:value-type="float" office:value="0.9483" calcext:value-type="float">
            <text:p>0,9483</text:p>
          </table:table-cell>
          <table:table-cell office:value-type="float" office:value="0.9486" calcext:value-type="float">
            <text:p>0,9486</text:p>
          </table:table-cell>
        </table:table-row>
        <table:table-row table:style-name="ro1">
          <table:table-cell office:value-type="string" calcext:value-type="string">
            <text:p>positiveRecall StdDev</text:p>
          </table:table-cell>
          <table:table-cell office:value-type="float" office:value="0.0188698359047106" calcext:value-type="float">
            <text:p>0,0188698359</text:p>
          </table:table-cell>
          <table:table-cell office:value-type="float" office:value="0.0187487373312218" calcext:value-type="float">
            <text:p>0,0187487373</text:p>
          </table:table-cell>
          <table:table-cell office:value-type="float" office:value="0.0185131675770888" calcext:value-type="float">
            <text:p>0,0185131676</text:p>
          </table:table-cell>
          <table:table-cell office:value-type="float" office:value="0.018370760694235" calcext:value-type="float">
            <text:p>0,0183707607</text:p>
          </table:table-cell>
          <table:table-cell office:value-type="float" office:value="0.0184160667665904" calcext:value-type="float">
            <text:p>0,0184160668</text:p>
          </table:table-cell>
          <table:table-cell table:number-columns-repeated="2" office:value-type="float" office:value="0.0184607144985772" calcext:value-type="float">
            <text:p>0,0184607145</text:p>
          </table:table-cell>
          <table:table-cell office:value-type="float" office:value="0.0183402190925745" calcext:value-type="float">
            <text:p>0,0183402191</text:p>
          </table:table-cell>
          <table:table-cell office:value-type="float" office:value="0.0182064479642446" calcext:value-type="float">
            <text:p>0,018206448</text:p>
          </table:table-cell>
          <table:table-cell office:value-type="float" office:value="0.0180694507527221" calcext:value-type="float">
            <text:p>0,0180694508</text:p>
          </table:table-cell>
          <table:table-cell office:value-type="float" office:value="0.018034758807717" calcext:value-type="float">
            <text:p>0,0180347588</text:p>
          </table:table-cell>
          <table:table-cell office:value-type="float" office:value="0.0180937513629385" calcext:value-type="float">
            <text:p>0,0180937514</text:p>
          </table:table-cell>
          <table:table-cell office:value-type="float" office:value="0.0181475434517549" calcext:value-type="float">
            <text:p>0,0181475435</text:p>
          </table:table-cell>
        </table:table-row>
        <table:table-row table:style-name="ro1">
          <table:table-cell office:value-type="string" calcext:value-type="string">
            <text:p>positivePrecision</text:p>
          </table:table-cell>
          <table:table-cell office:value-type="float" office:value="0.428234908418763" calcext:value-type="float">
            <text:p>0,4282349084</text:p>
          </table:table-cell>
          <table:table-cell office:value-type="float" office:value="0.469374411682118" calcext:value-type="float">
            <text:p>0,4693744117</text:p>
          </table:table-cell>
          <table:table-cell office:value-type="float" office:value="0.491426888836356" calcext:value-type="float">
            <text:p>0,4914268888</text:p>
          </table:table-cell>
          <table:table-cell office:value-type="float" office:value="0.510408604906867" calcext:value-type="float">
            <text:p>0,5104086049</text:p>
          </table:table-cell>
          <table:table-cell office:value-type="float" office:value="0.526510241515327" calcext:value-type="float">
            <text:p>0,5265102415</text:p>
          </table:table-cell>
          <table:table-cell office:value-type="float" office:value="0.534031511084459" calcext:value-type="float">
            <text:p>0,5340315111</text:p>
          </table:table-cell>
          <table:table-cell office:value-type="float" office:value="0.539285428031224" calcext:value-type="float">
            <text:p>0,539285428</text:p>
          </table:table-cell>
          <table:table-cell office:value-type="float" office:value="0.54538175475269" calcext:value-type="float">
            <text:p>0,5453817548</text:p>
          </table:table-cell>
          <table:table-cell office:value-type="float" office:value="0.552529837397897" calcext:value-type="float">
            <text:p>0,5525298374</text:p>
          </table:table-cell>
          <table:table-cell office:value-type="float" office:value="0.556257859572586" calcext:value-type="float">
            <text:p>0,5562578596</text:p>
          </table:table-cell>
          <table:table-cell office:value-type="float" office:value="0.55999737915776" calcext:value-type="float">
            <text:p>0,5599973792</text:p>
          </table:table-cell>
          <table:table-cell office:value-type="float" office:value="0.568558733045828" calcext:value-type="float">
            <text:p>0,568558733</text:p>
          </table:table-cell>
          <table:table-cell office:value-type="float" office:value="0.57797277822935" calcext:value-type="float">
            <text:p>0,5779727782</text:p>
          </table:table-cell>
        </table:table-row>
        <table:table-row table:style-name="ro1">
          <table:table-cell office:value-type="string" calcext:value-type="string">
            <text:p>positivePrecision StdDev</text:p>
          </table:table-cell>
          <table:table-cell office:value-type="float" office:value="0.113468724656635" calcext:value-type="float">
            <text:p>0,1134687247</text:p>
          </table:table-cell>
          <table:table-cell office:value-type="float" office:value="0.0968316656978626" calcext:value-type="float">
            <text:p>0,0968316657</text:p>
          </table:table-cell>
          <table:table-cell office:value-type="float" office:value="0.0750073036020199" calcext:value-type="float">
            <text:p>0,0750073036</text:p>
          </table:table-cell>
          <table:table-cell office:value-type="float" office:value="0.070140934236188" calcext:value-type="float">
            <text:p>0,0701409342</text:p>
          </table:table-cell>
          <table:table-cell office:value-type="float" office:value="0.0620699228742102" calcext:value-type="float">
            <text:p>0,0620699229</text:p>
          </table:table-cell>
          <table:table-cell office:value-type="float" office:value="0.0604010524295268" calcext:value-type="float">
            <text:p>0,0604010524</text:p>
          </table:table-cell>
          <table:table-cell office:value-type="float" office:value="0.0578881160457779" calcext:value-type="float">
            <text:p>0,057888116</text:p>
          </table:table-cell>
          <table:table-cell office:value-type="float" office:value="0.054648973756534" calcext:value-type="float">
            <text:p>0,0546489738</text:p>
          </table:table-cell>
          <table:table-cell office:value-type="float" office:value="0.0520989247605671" calcext:value-type="float">
            <text:p>0,0520989248</text:p>
          </table:table-cell>
          <table:table-cell office:value-type="float" office:value="0.051007061538727" calcext:value-type="float">
            <text:p>0,0510070615</text:p>
          </table:table-cell>
          <table:table-cell office:value-type="float" office:value="0.0496600137309897" calcext:value-type="float">
            <text:p>0,0496600137</text:p>
          </table:table-cell>
          <table:table-cell office:value-type="float" office:value="0.0493683162028081" calcext:value-type="float">
            <text:p>0,0493683162</text:p>
          </table:table-cell>
          <table:table-cell office:value-type="float" office:value="0.0452569198595002" calcext:value-type="float">
            <text:p>0,0452569199</text:p>
          </table:table-cell>
        </table:table-row>
        <table:table-row table:style-name="ro1">
          <table:table-cell office:value-type="string" calcext:value-type="string">
            <text:p>neutralRecall</text:p>
          </table:table-cell>
          <table:table-cell office:value-type="float" office:value="0.9667" calcext:value-type="float">
            <text:p>0,9667</text:p>
          </table:table-cell>
          <table:table-cell table:number-columns-repeated="4" office:value-type="float" office:value="0.9668" calcext:value-type="float">
            <text:p>0,9668</text:p>
          </table:table-cell>
          <table:table-cell table:number-columns-repeated="2" office:value-type="float" office:value="0.966999999999999" calcext:value-type="float">
            <text:p>0,967</text:p>
          </table:table-cell>
          <table:table-cell office:value-type="float" office:value="0.9671" calcext:value-type="float">
            <text:p>0,9671</text:p>
          </table:table-cell>
          <table:table-cell office:value-type="float" office:value="0.9672" calcext:value-type="float">
            <text:p>0,9672</text:p>
          </table:table-cell>
          <table:table-cell office:value-type="float" office:value="0.9673" calcext:value-type="float">
            <text:p>0,9673</text:p>
          </table:table-cell>
          <table:table-cell table:number-columns-repeated="3" office:value-type="float" office:value="0.9674" calcext:value-type="float">
            <text:p>0,9674</text:p>
          </table:table-cell>
        </table:table-row>
        <table:table-row table:style-name="ro1">
          <table:table-cell office:value-type="string" calcext:value-type="string">
            <text:p>neutralRecall StdDev</text:p>
          </table:table-cell>
          <table:table-cell office:value-type="float" office:value="0.0191777965050179" calcext:value-type="float">
            <text:p>0,0191777965</text:p>
          </table:table-cell>
          <table:table-cell table:number-columns-repeated="4" office:value-type="float" office:value="0.0192212004165855" calcext:value-type="float">
            <text:p>0,0192212004</text:p>
          </table:table-cell>
          <table:table-cell table:number-columns-repeated="2" office:value-type="float" office:value="0.0189896303441131" calcext:value-type="float">
            <text:p>0,0189896303</text:p>
          </table:table-cell>
          <table:table-cell office:value-type="float" office:value="0.0190848715801895" calcext:value-type="float">
            <text:p>0,0190848716</text:p>
          </table:table-cell>
          <table:table-cell office:value-type="float" office:value="0.0191263739851071" calcext:value-type="float">
            <text:p>0,019126374</text:p>
          </table:table-cell>
          <table:table-cell office:value-type="float" office:value="0.0191672595428725" calcext:value-type="float">
            <text:p>0,0191672595</text:p>
          </table:table-cell>
          <table:table-cell table:number-columns-repeated="3" office:value-type="float" office:value="0.0189427633366487" calcext:value-type="float">
            <text:p>0,0189427633</text:p>
          </table:table-cell>
        </table:table-row>
        <table:table-row table:style-name="ro1">
          <table:table-cell office:value-type="string" calcext:value-type="string">
            <text:p>neutralPrecision</text:p>
          </table:table-cell>
          <table:table-cell office:value-type="float" office:value="0.7677964669647" calcext:value-type="float">
            <text:p>0,767796467</text:p>
          </table:table-cell>
          <table:table-cell office:value-type="float" office:value="0.789183555679153" calcext:value-type="float">
            <text:p>0,7891835557</text:p>
          </table:table-cell>
          <table:table-cell office:value-type="float" office:value="0.81176051820771" calcext:value-type="float">
            <text:p>0,8117605182</text:p>
          </table:table-cell>
          <table:table-cell office:value-type="float" office:value="0.823151050983016" calcext:value-type="float">
            <text:p>0,823151051</text:p>
          </table:table-cell>
          <table:table-cell office:value-type="float" office:value="0.827422353048747" calcext:value-type="float">
            <text:p>0,827422353</text:p>
          </table:table-cell>
          <table:table-cell office:value-type="float" office:value="0.836455056897742" calcext:value-type="float">
            <text:p>0,8364550569</text:p>
          </table:table-cell>
          <table:table-cell office:value-type="float" office:value="0.838277758623638" calcext:value-type="float">
            <text:p>0,8382777586</text:p>
          </table:table-cell>
          <table:table-cell office:value-type="float" office:value="0.8416447660416" calcext:value-type="float">
            <text:p>0,841644766</text:p>
          </table:table-cell>
          <table:table-cell office:value-type="float" office:value="0.845492356484756" calcext:value-type="float">
            <text:p>0,8454923565</text:p>
          </table:table-cell>
          <table:table-cell office:value-type="float" office:value="0.843395313115674" calcext:value-type="float">
            <text:p>0,8433953131</text:p>
          </table:table-cell>
          <table:table-cell office:value-type="float" office:value="0.843300553042334" calcext:value-type="float">
            <text:p>0,843300553</text:p>
          </table:table-cell>
          <table:table-cell office:value-type="float" office:value="0.84536395876533" calcext:value-type="float">
            <text:p>0,8453639588</text:p>
          </table:table-cell>
          <table:table-cell office:value-type="float" office:value="0.854544391507308" calcext:value-type="float">
            <text:p>0,8545443915</text:p>
          </table:table-cell>
        </table:table-row>
        <table:table-row table:style-name="ro1">
          <table:table-cell office:value-type="string" calcext:value-type="string">
            <text:p>neutralPrecision StdDev</text:p>
          </table:table-cell>
          <table:table-cell office:value-type="float" office:value="0.0822270748326322" calcext:value-type="float">
            <text:p>0,0822270748</text:p>
          </table:table-cell>
          <table:table-cell office:value-type="float" office:value="0.0744714087870635" calcext:value-type="float">
            <text:p>0,0744714088</text:p>
          </table:table-cell>
          <table:table-cell office:value-type="float" office:value="0.0709724287513724" calcext:value-type="float">
            <text:p>0,0709724288</text:p>
          </table:table-cell>
          <table:table-cell office:value-type="float" office:value="0.0579903573380438" calcext:value-type="float">
            <text:p>0,0579903573</text:p>
          </table:table-cell>
          <table:table-cell office:value-type="float" office:value="0.0536287681212786" calcext:value-type="float">
            <text:p>0,0536287681</text:p>
          </table:table-cell>
          <table:table-cell office:value-type="float" office:value="0.0504291413802033" calcext:value-type="float">
            <text:p>0,0504291414</text:p>
          </table:table-cell>
          <table:table-cell office:value-type="float" office:value="0.0518949042304092" calcext:value-type="float">
            <text:p>0,0518949042</text:p>
          </table:table-cell>
          <table:table-cell office:value-type="float" office:value="0.0502550391933335" calcext:value-type="float">
            <text:p>0,0502550392</text:p>
          </table:table-cell>
          <table:table-cell office:value-type="float" office:value="0.0442324026100617" calcext:value-type="float">
            <text:p>0,0442324026</text:p>
          </table:table-cell>
          <table:table-cell office:value-type="float" office:value="0.0452260339972772" calcext:value-type="float">
            <text:p>0,045226034</text:p>
          </table:table-cell>
          <table:table-cell office:value-type="float" office:value="0.0433809080969991" calcext:value-type="float">
            <text:p>0,0433809081</text:p>
          </table:table-cell>
          <table:table-cell office:value-type="float" office:value="0.0432510976447617" calcext:value-type="float">
            <text:p>0,0432510976</text:p>
          </table:table-cell>
          <table:table-cell office:value-type="float" office:value="0.0397426701865295" calcext:value-type="float">
            <text:p>0,0397426702</text:p>
          </table:table-cell>
        </table:table-row>
        <table:table-row table:style-name="ro1">
          <table:table-cell office:value-type="string" calcext:value-type="string">
            <text:p>negativeRecall</text:p>
          </table:table-cell>
          <table:table-cell table:number-columns-repeated="13" office:value-type="float" office:value="0.9657" calcext:value-type="float">
            <text:p>0,9657</text:p>
          </table:table-cell>
        </table:table-row>
        <table:table-row table:style-name="ro1">
          <table:table-cell office:value-type="string" calcext:value-type="string">
            <text:p>negativeRecall StdDev</text:p>
          </table:table-cell>
          <table:table-cell table:number-columns-repeated="13" office:value-type="float" office:value="0.0152590426907583" calcext:value-type="float">
            <text:p>0,0152590427</text:p>
          </table:table-cell>
        </table:table-row>
        <table:table-row table:style-name="ro1">
          <table:table-cell office:value-type="string" calcext:value-type="string">
            <text:p>negativePrecision</text:p>
          </table:table-cell>
          <table:table-cell office:value-type="float" office:value="0.420680006385632" calcext:value-type="float">
            <text:p>0,4206800064</text:p>
          </table:table-cell>
          <table:table-cell office:value-type="float" office:value="0.433602479231529" calcext:value-type="float">
            <text:p>0,4336024792</text:p>
          </table:table-cell>
          <table:table-cell office:value-type="float" office:value="0.43929300831852" calcext:value-type="float">
            <text:p>0,4392930083</text:p>
          </table:table-cell>
          <table:table-cell office:value-type="float" office:value="0.441735585961189" calcext:value-type="float">
            <text:p>0,441735586</text:p>
          </table:table-cell>
          <table:table-cell office:value-type="float" office:value="0.440977447868759" calcext:value-type="float">
            <text:p>0,4409774479</text:p>
          </table:table-cell>
          <table:table-cell office:value-type="float" office:value="0.442656543714587" calcext:value-type="float">
            <text:p>0,4426565437</text:p>
          </table:table-cell>
          <table:table-cell office:value-type="float" office:value="0.449340303932843" calcext:value-type="float">
            <text:p>0,4493403039</text:p>
          </table:table-cell>
          <table:table-cell office:value-type="float" office:value="0.448362908428621" calcext:value-type="float">
            <text:p>0,4483629084</text:p>
          </table:table-cell>
          <table:table-cell office:value-type="float" office:value="0.446148190846272" calcext:value-type="float">
            <text:p>0,4461481908</text:p>
          </table:table-cell>
          <table:table-cell office:value-type="float" office:value="0.451346293948303" calcext:value-type="float">
            <text:p>0,4513462939</text:p>
          </table:table-cell>
          <table:table-cell office:value-type="float" office:value="0.453118313755565" calcext:value-type="float">
            <text:p>0,4531183138</text:p>
          </table:table-cell>
          <table:table-cell office:value-type="float" office:value="0.452832330861523" calcext:value-type="float">
            <text:p>0,4528323309</text:p>
          </table:table-cell>
          <table:table-cell office:value-type="float" office:value="0.463011253358133" calcext:value-type="float">
            <text:p>0,4630112534</text:p>
          </table:table-cell>
        </table:table-row>
        <table:table-row table:style-name="ro1">
          <table:table-cell office:value-type="string" calcext:value-type="string">
            <text:p>negativePrecision StdDev</text:p>
          </table:table-cell>
          <table:table-cell office:value-type="float" office:value="0.104347205187742" calcext:value-type="float">
            <text:p>0,1043472052</text:p>
          </table:table-cell>
          <table:table-cell office:value-type="float" office:value="0.0985006936258536" calcext:value-type="float">
            <text:p>0,0985006936</text:p>
          </table:table-cell>
          <table:table-cell office:value-type="float" office:value="0.0897834137304625" calcext:value-type="float">
            <text:p>0,0897834137</text:p>
          </table:table-cell>
          <table:table-cell office:value-type="float" office:value="0.0800215040251328" calcext:value-type="float">
            <text:p>0,080021504</text:p>
          </table:table-cell>
          <table:table-cell office:value-type="float" office:value="0.0819981741983646" calcext:value-type="float">
            <text:p>0,0819981742</text:p>
          </table:table-cell>
          <table:table-cell office:value-type="float" office:value="0.0764369317243343" calcext:value-type="float">
            <text:p>0,0764369317</text:p>
          </table:table-cell>
          <table:table-cell office:value-type="float" office:value="0.0734536428032769" calcext:value-type="float">
            <text:p>0,0734536428</text:p>
          </table:table-cell>
          <table:table-cell office:value-type="float" office:value="0.0682251754409823" calcext:value-type="float">
            <text:p>0,0682251754</text:p>
          </table:table-cell>
          <table:table-cell office:value-type="float" office:value="0.0637919644880969" calcext:value-type="float">
            <text:p>0,0637919645</text:p>
          </table:table-cell>
          <table:table-cell office:value-type="float" office:value="0.0582970625303642" calcext:value-type="float">
            <text:p>0,0582970625</text:p>
          </table:table-cell>
          <table:table-cell office:value-type="float" office:value="0.056799257336938" calcext:value-type="float">
            <text:p>0,0567992573</text:p>
          </table:table-cell>
          <table:table-cell office:value-type="float" office:value="0.0550936214806336" calcext:value-type="float">
            <text:p>0,0550936215</text:p>
          </table:table-cell>
          <table:table-cell office:value-type="float" office:value="0.0492043259092376" calcext:value-type="float">
            <text:p>0,0492043259</text:p>
          </table:table-cell>
        </table:table-row>
        <table:table-row table:style-name="ro1">
          <table:table-cell office:value-type="string" calcext:value-type="string">
            <text:p>f-Measure</text:p>
          </table:table-cell>
          <table:table-cell office:value-type="float" office:value="0.689554912829821" calcext:value-type="float">
            <text:p>0,6895549128</text:p>
          </table:table-cell>
          <table:table-cell office:value-type="float" office:value="0.710151349703438" calcext:value-type="float">
            <text:p>0,7101513497</text:p>
          </table:table-cell>
          <table:table-cell office:value-type="float" office:value="0.723431818876024" calcext:value-type="float">
            <text:p>0,7234318189</text:p>
          </table:table-cell>
          <table:table-cell office:value-type="float" office:value="0.731968325383898" calcext:value-type="float">
            <text:p>0,7319683254</text:p>
          </table:table-cell>
          <table:table-cell office:value-type="float" office:value="0.736926152114159" calcext:value-type="float">
            <text:p>0,7369261521</text:p>
          </table:table-cell>
          <table:table-cell office:value-type="float" office:value="0.741671481036308" calcext:value-type="float">
            <text:p>0,741671481</text:p>
          </table:table-cell>
          <table:table-cell office:value-type="float" office:value="0.745096487653096" calcext:value-type="float">
            <text:p>0,7450964877</text:p>
          </table:table-cell>
          <table:table-cell office:value-type="float" office:value="0.747315914605211" calcext:value-type="float">
            <text:p>0,7473159146</text:p>
          </table:table-cell>
          <table:table-cell office:value-type="float" office:value="0.749544590397049" calcext:value-type="float">
            <text:p>0,7495445904</text:p>
          </table:table-cell>
          <table:table-cell office:value-type="float" office:value="0.751305862391749" calcext:value-type="float">
            <text:p>0,7513058624</text:p>
          </table:table-cell>
          <table:table-cell office:value-type="float" office:value="0.752723008747868" calcext:value-type="float">
            <text:p>0,7527230087</text:p>
          </table:table-cell>
          <table:table-cell office:value-type="float" office:value="0.755239390380011" calcext:value-type="float">
            <text:p>0,7552393904</text:p>
          </table:table-cell>
          <table:table-cell office:value-type="float" office:value="0.762319649371368" calcext:value-type="float">
            <text:p>0,7623196494</text:p>
          </table:table-cell>
        </table:table-row>
        <table:table-row table:style-name="ro1">
          <table:table-cell office:value-type="string" calcext:value-type="string">
            <text:p>f-Measure StdDev</text:p>
          </table:table-cell>
          <table:table-cell office:value-type="float" office:value="0.0390512432501073" calcext:value-type="float">
            <text:p>0,0390512433</text:p>
          </table:table-cell>
          <table:table-cell office:value-type="float" office:value="0.0321497681585243" calcext:value-type="float">
            <text:p>0,0321497682</text:p>
          </table:table-cell>
          <table:table-cell office:value-type="float" office:value="0.029496719295392" calcext:value-type="float">
            <text:p>0,0294967193</text:p>
          </table:table-cell>
          <table:table-cell office:value-type="float" office:value="0.0265472243758806" calcext:value-type="float">
            <text:p>0,0265472244</text:p>
          </table:table-cell>
          <table:table-cell office:value-type="float" office:value="0.0254126111156031" calcext:value-type="float">
            <text:p>0,0254126111</text:p>
          </table:table-cell>
          <table:table-cell office:value-type="float" office:value="0.0230154855205933" calcext:value-type="float">
            <text:p>0,0230154855</text:p>
          </table:table-cell>
          <table:table-cell office:value-type="float" office:value="0.02351748119097" calcext:value-type="float">
            <text:p>0,0235174812</text:p>
          </table:table-cell>
          <table:table-cell office:value-type="float" office:value="0.0214188520780935" calcext:value-type="float">
            <text:p>0,0214188521</text:p>
          </table:table-cell>
          <table:table-cell office:value-type="float" office:value="0.0200324405104196" calcext:value-type="float">
            <text:p>0,0200324405</text:p>
          </table:table-cell>
          <table:table-cell office:value-type="float" office:value="0.0191572817430626" calcext:value-type="float">
            <text:p>0,0191572817</text:p>
          </table:table-cell>
          <table:table-cell office:value-type="float" office:value="0.0185025511966563" calcext:value-type="float">
            <text:p>0,0185025512</text:p>
          </table:table-cell>
          <table:table-cell office:value-type="float" office:value="0.0202590915431198" calcext:value-type="float">
            <text:p>0,0202590915</text:p>
          </table:table-cell>
          <table:table-cell office:value-type="float" office:value="0.0189775663689888" calcext:value-type="float">
            <text:p>0,0189775664</text:p>
          </table:table-cell>
        </table:table-row>
        <table:table-row table:style-name="ro1">
          <table:table-cell office:value-type="string" calcext:value-type="string">
            <text:p>cpu-time (for complete test-set)</text:p>
          </table:table-cell>
          <table:table-cell office:value-type="float" office:value="28.11606563" calcext:value-type="float">
            <text:p>28,11606563</text:p>
          </table:table-cell>
          <table:table-cell office:value-type="float" office:value="27.67272625" calcext:value-type="float">
            <text:p>27,67272625</text:p>
          </table:table-cell>
          <table:table-cell office:value-type="float" office:value="27.77708457" calcext:value-type="float">
            <text:p>27,77708457</text:p>
          </table:table-cell>
          <table:table-cell office:value-type="float" office:value="27.49714881" calcext:value-type="float">
            <text:p>27,49714881</text:p>
          </table:table-cell>
          <table:table-cell office:value-type="float" office:value="28.02776906" calcext:value-type="float">
            <text:p>28,02776906</text:p>
          </table:table-cell>
          <table:table-cell office:value-type="float" office:value="27.82776393" calcext:value-type="float">
            <text:p>27,82776393</text:p>
          </table:table-cell>
          <table:table-cell office:value-type="float" office:value="27.96812216" calcext:value-type="float">
            <text:p>27,96812216</text:p>
          </table:table-cell>
          <table:table-cell office:value-type="float" office:value="28.12330118" calcext:value-type="float">
            <text:p>28,12330118</text:p>
          </table:table-cell>
          <table:table-cell office:value-type="float" office:value="27.67066081" calcext:value-type="float">
            <text:p>27,67066081</text:p>
          </table:table-cell>
          <table:table-cell office:value-type="float" office:value="27.77165387" calcext:value-type="float">
            <text:p>27,77165387</text:p>
          </table:table-cell>
          <table:table-cell office:value-type="float" office:value="27.89943384" calcext:value-type="float">
            <text:p>27,89943384</text:p>
          </table:table-cell>
          <table:table-cell office:value-type="float" office:value="28.05997902" calcext:value-type="float">
            <text:p>28,05997902</text:p>
          </table:table-cell>
          <table:table-cell office:value-type="float" office:value="27.85147144" calcext:value-type="float">
            <text:p>27,85147144</text:p>
          </table:table-cell>
        </table:table-row>
        <table:table-row table:style-name="ro1">
          <table:table-cell office:value-type="string" calcext:value-type="string">
            <text:p>cpu-time (for complete test-set) StdDev</text:p>
          </table:table-cell>
          <table:table-cell office:value-type="float" office:value="4.14662345416887" calcext:value-type="float">
            <text:p>4,1466234542</text:p>
          </table:table-cell>
          <table:table-cell office:value-type="float" office:value="1.85561901174411" calcext:value-type="float">
            <text:p>1,8556190117</text:p>
          </table:table-cell>
          <table:table-cell office:value-type="float" office:value="1.58284335982022" calcext:value-type="float">
            <text:p>1,5828433598</text:p>
          </table:table-cell>
          <table:table-cell office:value-type="float" office:value="1.59201537558091" calcext:value-type="float">
            <text:p>1,5920153756</text:p>
          </table:table-cell>
          <table:table-cell office:value-type="float" office:value="1.72604817460713" calcext:value-type="float">
            <text:p>1,7260481746</text:p>
          </table:table-cell>
          <table:table-cell office:value-type="float" office:value="1.75933906183396" calcext:value-type="float">
            <text:p>1,7593390618</text:p>
          </table:table-cell>
          <table:table-cell office:value-type="float" office:value="1.87245610632064" calcext:value-type="float">
            <text:p>1,8724561063</text:p>
          </table:table-cell>
          <table:table-cell office:value-type="float" office:value="1.82967608356085" calcext:value-type="float">
            <text:p>1,8296760836</text:p>
          </table:table-cell>
          <table:table-cell office:value-type="float" office:value="1.81003848214837" calcext:value-type="float">
            <text:p>1,8100384821</text:p>
          </table:table-cell>
          <table:table-cell office:value-type="float" office:value="1.955509154058" calcext:value-type="float">
            <text:p>1,9555091541</text:p>
          </table:table-cell>
          <table:table-cell office:value-type="float" office:value="1.96655355887813" calcext:value-type="float">
            <text:p>1,9665535589</text:p>
          </table:table-cell>
          <table:table-cell office:value-type="float" office:value="2.13269343921248" calcext:value-type="float">
            <text:p>2,1326934392</text:p>
          </table:table-cell>
          <table:table-cell office:value-type="float" office:value="2.04998125671667" calcext:value-type="float">
            <text:p>2,0499812567</text:p>
          </table:table-cell>
        </table:table-row>
        <table:table-row table:style-name="ro1">
          <table:table-cell office:value-type="string" calcext:value-type="string">
            <text:p>training-size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training-size StdDev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-size</text:p>
          </table:table-cell>
          <table:table-cell table:number-columns-repeated="13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test-size StdDev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number-columns-repeated="13" office:value-type="float" office:value="0.33333" calcext:value-type="float">
            <text:p>0,33333</text:p>
          </table:table-cell>
        </table:table-row>
        <table:table-row table:style-name="ro1">
          <table:table-cell office:value-type="string" calcext:value-type="string">
            <text:p>Baseline (zufällig und alles zu größter Gruppe, da gleichverteile Testdaten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kro-avg. Gesam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cro-avg. Pos/Neg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.00.0000</text:date>, <text:time style:data-style-name="N2" text:time-value="17:58:04.10234781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7:47:28.214511510</meta:creation-date>
    <dc:date>2016-09-07T18:01:20.287498309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4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Tabelle1.B4:Tabelle1.N4" chart:error-lower-range="Tabelle1.B4:Tabelle1.N4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Tabelle1.B4:Tabelle1.N4" chart:error-lower-range="Tabelle1.B4:Tabelle1.N4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Tabelle1.B6:Tabelle1.N6" chart:error-lower-range="Tabelle1.B6:Tabelle1.N6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Tabelle1.B6:Tabelle1.N6" chart:error-lower-range="Tabelle1.B6:Tabelle1.N6" char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401cm" svg:height="12.087cm" xlink:href=".." xlink:type="simple" chart:class="chart:line" chart:style-name="ch1">
        <chart:title svg:x="6.944cm" svg:y="0.377cm" chart:style-name="ch2">
          <text:p>Einfluss auf die Abdeckung</text:p>
        </chart:title>
        <chart:subtitle svg:x="0.621cm" svg:y="1.423cm" chart:style-name="ch3">
          <text:p>additiv steigender Trainingsdatensatz, kein POS-Tagging, fester Testdatensatz: 300 Stück (100 je Klasse)</text:p>
        </chart:subtitle>
        <chart:legend chart:legend-position="end" svg:x="14.908cm" svg:y="5.495cm" style:legend-expansion="high" chart:style-name="ch4"/>
        <chart:plot-area chart:style-name="ch5" table:cell-range-address="Tabelle1.B29:Tabelle1.N29 Tabelle1.A36:Tabelle1.A37 Tabelle1.B3:Tabelle1.N3 Tabelle1.B5:Tabelle1.N5" chart:data-source-has-labels="both" svg:x="1.399cm" svg:y="2.373cm" svg:width="13.121cm" svg:height="8.492cm">
          <chartooo:coordinate-region svg:x="2.497cm" svg:y="2.573cm" svg:width="11.744cm" svg:height="7.645cm"/>
          <chart:axis chart:dimension="x" chart:name="primary-x" chart:style-name="ch6" chartooo:axis-type="auto">
            <chartooo:date-scale/>
            <chart:title svg:x="5.587cm" svg:y="11.106cm" chart:style-name="ch7">
              <text:p>Anzahl der Trainingsnachrichten</text:p>
            </chart:title>
            <chart:categories table:cell-range-address="Tabelle1.B29:Tabelle1.N29"/>
          </chart:axis>
          <chart:axis chart:dimension="y" chart:name="primary-y" chart:style-name="ch6">
            <chart:title svg:x="0.451cm" svg:y="7.854cm" chart:style-name="ch8">
              <text:p>Abdeckung in %</text:p>
            </chart:title>
            <chart:grid chart:style-name="ch9" chart:class="major"/>
          </chart:axis>
          <chart:series chart:style-name="ch10" chart:values-cell-range-address="Tabelle1.B3:Tabelle1.N3" chart:label-cell-address="Tabelle1.A36:Tabelle1.A36" chart:class="chart:line">
            <chart:error-indicator chart:style-name="ch11" chart:dimension="y"/>
            <chart:data-point chart:repeated="13"/>
          </chart:series>
          <chart:series chart:style-name="ch12" chart:values-cell-range-address="Tabelle1.B5:Tabelle1.N5" chart:label-cell-address="Tabelle1.A37:Tabelle1.A37" chart:class="chart:line">
            <chart:error-indicator chart:style-name="ch13" chart:dimension="y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Tabelle1.B29:Tabelle1.N29</svg:desc>
                </draw:g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9">
                <text:p>710</text:p>
              </table:table-cell>
            </table:table-row>
          </table:table-header-rows>
          <table:table-rows>
            <table:table-row>
              <table:table-cell office:value-type="string">
                <text:p>Makro-avg. Gesamt</text:p>
                <draw:g>
                  <svg:desc>Tabelle1.A36:Tabelle1.A36</svg:desc>
                </draw:g>
              </table:table-cell>
              <table:table-cell office:value-type="float" office:value="0.959366666666666">
                <text:p>0.959366666666666</text:p>
                <draw:g>
                  <svg:desc>Tabelle1.B3:Tabelle1.N3</svg:desc>
                </draw:g>
              </table:table-cell>
              <table:table-cell office:value-type="float" office:value="0.9595">
                <text:p>0.9595</text:p>
              </table:table-cell>
              <table:table-cell office:value-type="float" office:value="0.9596">
                <text:p>0.9596</text:p>
              </table:table-cell>
              <table:table-cell office:value-type="float" office:value="0.959733333333333">
                <text:p>0.959733333333333</text:p>
              </table:table-cell>
              <table:table-cell office:value-type="float" office:value="0.959766666666666">
                <text:p>0.959766666666666</text:p>
              </table:table-cell>
              <table:table-cell office:value-type="float" office:value="0.959866666666666">
                <text:p>0.959866666666666</text:p>
              </table:table-cell>
              <table:table-cell office:value-type="float" office:value="0.959866666666666">
                <text:p>0.959866666666666</text:p>
              </table:table-cell>
              <table:table-cell office:value-type="float" office:value="0.959933333333333">
                <text:p>0.959933333333333</text:p>
              </table:table-cell>
              <table:table-cell office:value-type="float" office:value="0.960033333333333">
                <text:p>0.960033333333333</text:p>
              </table:table-cell>
              <table:table-cell office:value-type="float" office:value="0.960133333333333">
                <text:p>0.960133333333333</text:p>
              </table:table-cell>
              <table:table-cell office:value-type="float" office:value="0.960366666666666">
                <text:p>0.960366666666666</text:p>
              </table:table-cell>
              <table:table-cell office:value-type="float" office:value="0.960466666666667">
                <text:p>0.960466666666667</text:p>
              </table:table-cell>
              <table:table-cell office:value-type="float" office:value="0.960566666666666">
                <text:p>0.960566666666666</text:p>
              </table:table-cell>
            </table:table-row>
            <table:table-row>
              <table:table-cell office:value-type="string">
                <text:p>Zeile 4</text:p>
                <draw:g>
                  <svg:desc/>
                </draw:g>
              </table:table-cell>
              <table:table-cell office:value-type="float" office:value="0.00936472594534541">
                <text:p>0.00936472594534541</text:p>
                <draw:g>
                  <svg:desc>Tabelle1.B4:Tabelle1.N4</svg:desc>
                </draw:g>
              </table:table-cell>
              <table:table-cell office:value-type="float" office:value="0.00928867381704523">
                <text:p>0.00928867381704523</text:p>
              </table:table-cell>
              <table:table-cell office:value-type="float" office:value="0.0092512018814532">
                <text:p>0.0092512018814532</text:p>
              </table:table-cell>
              <table:table-cell office:value-type="float" office:value="0.00918301266802215">
                <text:p>0.00918301266802215</text:p>
              </table:table-cell>
              <table:table-cell office:value-type="float" office:value="0.00923875844948829">
                <text:p>0.00923875844948829</text:p>
              </table:table-cell>
              <table:table-cell office:value-type="float" office:value="0.00921034893460582">
                <text:p>0.00921034893460582</text:p>
              </table:table-cell>
              <table:table-cell office:value-type="float" office:value="0.00921034893460582">
                <text:p>0.00921034893460582</text:p>
              </table:table-cell>
              <table:table-cell office:value-type="float" office:value="0.00917445338084301">
                <text:p>0.00917445338084301</text:p>
              </table:table-cell>
              <table:table-cell office:value-type="float" office:value="0.00910710678203535">
                <text:p>0.00910710678203535</text:p>
              </table:table-cell>
              <table:table-cell office:value-type="float" office:value="0.0090008105383862">
                <text:p>0.0090008105383862</text:p>
              </table:table-cell>
              <table:table-cell office:value-type="float" office:value="0.00900049880149126">
                <text:p>0.00900049880149126</text:p>
              </table:table-cell>
              <table:table-cell office:value-type="float" office:value="0.00903938259564435">
                <text:p>0.00903938259564435</text:p>
              </table:table-cell>
              <table:table-cell office:value-type="float" office:value="0.00897752524897368">
                <text:p>0.00897752524897368</text:p>
              </table:table-cell>
            </table:table-row>
            <table:table-row>
              <table:table-cell office:value-type="string">
                <text:p>Zeile 4</text:p>
                <draw:g>
                  <svg:desc/>
                </draw:g>
              </table:table-cell>
              <table:table-cell office:value-type="float" office:value="0.00936472594534541">
                <text:p>0.00936472594534541</text:p>
                <draw:g>
                  <svg:desc>Tabelle1.B4:Tabelle1.N4</svg:desc>
                </draw:g>
              </table:table-cell>
              <table:table-cell office:value-type="float" office:value="0.00928867381704523">
                <text:p>0.00928867381704523</text:p>
              </table:table-cell>
              <table:table-cell office:value-type="float" office:value="0.0092512018814532">
                <text:p>0.0092512018814532</text:p>
              </table:table-cell>
              <table:table-cell office:value-type="float" office:value="0.00918301266802215">
                <text:p>0.00918301266802215</text:p>
              </table:table-cell>
              <table:table-cell office:value-type="float" office:value="0.00923875844948829">
                <text:p>0.00923875844948829</text:p>
              </table:table-cell>
              <table:table-cell office:value-type="float" office:value="0.00921034893460582">
                <text:p>0.00921034893460582</text:p>
              </table:table-cell>
              <table:table-cell office:value-type="float" office:value="0.00921034893460582">
                <text:p>0.00921034893460582</text:p>
              </table:table-cell>
              <table:table-cell office:value-type="float" office:value="0.00917445338084301">
                <text:p>0.00917445338084301</text:p>
              </table:table-cell>
              <table:table-cell office:value-type="float" office:value="0.00910710678203535">
                <text:p>0.00910710678203535</text:p>
              </table:table-cell>
              <table:table-cell office:value-type="float" office:value="0.0090008105383862">
                <text:p>0.0090008105383862</text:p>
              </table:table-cell>
              <table:table-cell office:value-type="float" office:value="0.00900049880149126">
                <text:p>0.00900049880149126</text:p>
              </table:table-cell>
              <table:table-cell office:value-type="float" office:value="0.00903938259564435">
                <text:p>0.00903938259564435</text:p>
              </table:table-cell>
              <table:table-cell office:value-type="float" office:value="0.00897752524897368">
                <text:p>0.00897752524897368</text:p>
              </table:table-cell>
            </table:table-row>
            <table:table-row>
              <table:table-cell office:value-type="string">
                <text:p>Macro-avg. Pos/Neg</text:p>
                <draw:g>
                  <svg:desc>Tabelle1.A37:Tabelle1.A37</svg:desc>
                </draw:g>
              </table:table-cell>
              <table:table-cell office:value-type="float" office:value="0.9557">
                <text:p>0.9557</text:p>
                <draw:g>
                  <svg:desc>Tabelle1.B5:Tabelle1.N5</svg:desc>
                </draw:g>
              </table:table-cell>
              <table:table-cell office:value-type="float" office:value="0.95585">
                <text:p>0.95585</text:p>
              </table:table-cell>
              <table:table-cell office:value-type="float" office:value="0.956">
                <text:p>0.956</text:p>
              </table:table-cell>
              <table:table-cell office:value-type="float" office:value="0.9562">
                <text:p>0.9562</text:p>
              </table:table-cell>
              <table:table-cell office:value-type="float" office:value="0.95625">
                <text:p>0.95625</text:p>
              </table:table-cell>
              <table:table-cell office:value-type="float" office:value="0.9563">
                <text:p>0.9563</text:p>
              </table:table-cell>
              <table:table-cell office:value-type="float" office:value="0.9563">
                <text:p>0.9563</text:p>
              </table:table-cell>
              <table:table-cell office:value-type="float" office:value="0.95635">
                <text:p>0.95635</text:p>
              </table:table-cell>
              <table:table-cell office:value-type="float" office:value="0.95645">
                <text:p>0.95645</text:p>
              </table:table-cell>
              <table:table-cell office:value-type="float" office:value="0.95655">
                <text:p>0.95655</text:p>
              </table:table-cell>
              <table:table-cell office:value-type="float" office:value="0.95685">
                <text:p>0.95685</text:p>
              </table:table-cell>
              <table:table-cell office:value-type="float" office:value="0.957">
                <text:p>0.957</text:p>
              </table:table-cell>
              <table:table-cell office:value-type="float" office:value="0.95715">
                <text:p>0.95715</text:p>
              </table:table-cell>
            </table:table-row>
            <table:table-row>
              <table:table-cell office:value-type="string">
                <text:p>Zeile 6</text:p>
                <draw:g>
                  <svg:desc/>
                </draw:g>
              </table:table-cell>
              <table:table-cell office:value-type="float" office:value="0.0119768294821478">
                <text:p>0.0119768294821478</text:p>
                <draw:g>
                  <svg:desc>Tabelle1.B6:Tabelle1.N6</svg:desc>
                </draw:g>
              </table:table-cell>
              <table:table-cell office:value-type="float" office:value="0.0118076973695855">
                <text:p>0.0118076973695855</text:p>
              </table:table-cell>
              <table:table-cell office:value-type="float" office:value="0.0117206543065538">
                <text:p>0.0117206543065538</text:p>
              </table:table-cell>
              <table:table-cell office:value-type="float" office:value="0.0115277443105271">
                <text:p>0.0115277443105271</text:p>
              </table:table-cell>
              <table:table-cell office:value-type="float" office:value="0.0115770366578748">
                <text:p>0.0115770366578748</text:p>
              </table:table-cell>
              <table:table-cell office:value-type="float" office:value="0.0115823795116338">
                <text:p>0.0115823795116338</text:p>
              </table:table-cell>
              <table:table-cell office:value-type="float" office:value="0.0115823795116338">
                <text:p>0.0115823795116338</text:p>
              </table:table-cell>
              <table:table-cell office:value-type="float" office:value="0.0115219377929691">
                <text:p>0.0115219377929691</text:p>
              </table:table-cell>
              <table:table-cell office:value-type="float" office:value="0.0114436476137231">
                <text:p>0.0114436476137231</text:p>
              </table:table-cell>
              <table:table-cell office:value-type="float" office:value="0.0114082860193366">
                <text:p>0.0114082860193366</text:p>
              </table:table-cell>
              <table:table-cell office:value-type="float" office:value="0.0113852420867427">
                <text:p>0.0113852420867427</text:p>
              </table:table-cell>
              <table:table-cell office:value-type="float" office:value="0.0114150352738408">
                <text:p>0.0114150352738408</text:p>
              </table:table-cell>
              <table:table-cell office:value-type="float" office:value="0.0113985423487728">
                <text:p>0.0113985423487728</text:p>
              </table:table-cell>
            </table:table-row>
            <table:table-row>
              <table:table-cell office:value-type="string">
                <text:p>Zeile 6</text:p>
                <draw:g>
                  <svg:desc/>
                </draw:g>
              </table:table-cell>
              <table:table-cell office:value-type="float" office:value="0.0119768294821478">
                <text:p>0.0119768294821478</text:p>
                <draw:g>
                  <svg:desc>Tabelle1.B6:Tabelle1.N6</svg:desc>
                </draw:g>
              </table:table-cell>
              <table:table-cell office:value-type="float" office:value="0.0118076973695855">
                <text:p>0.0118076973695855</text:p>
              </table:table-cell>
              <table:table-cell office:value-type="float" office:value="0.0117206543065538">
                <text:p>0.0117206543065538</text:p>
              </table:table-cell>
              <table:table-cell office:value-type="float" office:value="0.0115277443105271">
                <text:p>0.0115277443105271</text:p>
              </table:table-cell>
              <table:table-cell office:value-type="float" office:value="0.0115770366578748">
                <text:p>0.0115770366578748</text:p>
              </table:table-cell>
              <table:table-cell office:value-type="float" office:value="0.0115823795116338">
                <text:p>0.0115823795116338</text:p>
              </table:table-cell>
              <table:table-cell office:value-type="float" office:value="0.0115823795116338">
                <text:p>0.0115823795116338</text:p>
              </table:table-cell>
              <table:table-cell office:value-type="float" office:value="0.0115219377929691">
                <text:p>0.0115219377929691</text:p>
              </table:table-cell>
              <table:table-cell office:value-type="float" office:value="0.0114436476137231">
                <text:p>0.0114436476137231</text:p>
              </table:table-cell>
              <table:table-cell office:value-type="float" office:value="0.0114082860193366">
                <text:p>0.0114082860193366</text:p>
              </table:table-cell>
              <table:table-cell office:value-type="float" office:value="0.0113852420867427">
                <text:p>0.0113852420867427</text:p>
              </table:table-cell>
              <table:table-cell office:value-type="float" office:value="0.0114150352738408">
                <text:p>0.0114150352738408</text:p>
              </table:table-cell>
              <table:table-cell office:value-type="float" office:value="0.0113985423487728">
                <text:p>0.01139854234877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upper-range="Tabelle1.B10:Tabelle1.N10" chart:error-lower-range="Tabelle1.B10:Tabelle1.N1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upper-range="Tabelle1.B12:Tabelle1.N12" chart:error-lower-range="Tabelle1.B12:Tabelle1.N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348cm" svg:height="12.246cm" xlink:href=".." xlink:type="simple" chart:class="chart:line" chart:style-name="ch1">
        <chart:title svg:x="6.826cm" svg:y="0.38cm" chart:style-name="ch2">
          <text:p>Einfluss auf die Genauigkeit</text:p>
        </chart:title>
        <chart:subtitle svg:x="1.124cm" svg:y="1.429cm" chart:style-name="ch3">
          <text:p>additiv steigender Trainingssatz, kein POS-Tagging, fester Trainingssatz: 300 Stück (100 je Klasse)</text:p>
        </chart:subtitle>
        <chart:legend chart:legend-position="end" svg:x="12.236cm" svg:y="5.127cm" style:legend-expansion="high" chart:style-name="ch4"/>
        <chart:plot-area chart:style-name="ch5" table:cell-range-address="Tabelle1.B29:Tabelle1.N29 Tabelle1.A35:Tabelle1.A37 Tabelle1.B9:Tabelle1.N9 Tabelle1.B11:Tabelle1.N11 Tabelle1.B34:Tabelle1.N34" chart:data-source-has-labels="both" svg:x="1.397cm" svg:y="2.382cm" svg:width="10.453cm" svg:height="8.639cm">
          <chartooo:coordinate-region svg:x="2.124cm" svg:y="2.581cm" svg:width="9.446cm" svg:height="7.793cm"/>
          <chart:axis chart:dimension="x" chart:name="primary-x" chart:style-name="ch6" chartooo:axis-type="auto">
            <chartooo:date-scale/>
            <chart:title svg:x="4.687cm" svg:y="11.265cm" chart:style-name="ch7">
              <text:p>Anzahl der Trainingsdaten</text:p>
            </chart:title>
            <chart:categories table:cell-range-address="Tabelle1.B29:Tabelle1.N29"/>
          </chart:axis>
          <chart:axis chart:dimension="y" chart:name="primary-y" chart:style-name="ch6">
            <chart:title svg:x="0.451cm" svg:y="7.989cm" chart:style-name="ch8">
              <text:p>Genauigkeit in %</text:p>
            </chart:title>
            <chart:grid chart:style-name="ch9" chart:class="major"/>
          </chart:axis>
          <chart:series chart:style-name="ch10" chart:values-cell-range-address="Tabelle1.B9:Tabelle1.N9" chart:label-cell-address="Tabelle1.A36:Tabelle1.A36" chart:class="chart:line">
            <chart:error-indicator chart:style-name="ch11" chart:dimension="y"/>
            <chart:data-point chart:repeated="13"/>
          </chart:series>
          <chart:series chart:style-name="ch12" chart:values-cell-range-address="Tabelle1.B11:Tabelle1.N11" chart:label-cell-address="Tabelle1.A37:Tabelle1.A37" chart:class="chart:line">
            <chart:error-indicator chart:style-name="ch13" chart:dimension="y"/>
            <chart:data-point chart:repeated="13"/>
          </chart:series>
          <chart:series chart:style-name="ch14" chart:values-cell-range-address="Tabelle1.B34:Tabelle1.N34" chart:label-cell-address="Tabelle1.A35:Tabelle1.A35" chart:class="chart:line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Tabelle1.B29:Tabelle1.N29</svg:desc>
                </draw:g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9">
                <text:p>710</text:p>
              </table:table-cell>
            </table:table-row>
          </table:table-header-rows>
          <table:table-rows>
            <table:table-row>
              <table:table-cell office:value-type="string">
                <text:p>Makro-avg. Gesamt</text:p>
                <draw:g>
                  <svg:desc>Tabelle1.A36:Tabelle1.A36</svg:desc>
                </draw:g>
              </table:table-cell>
              <table:table-cell office:value-type="float" office:value="0.538903793923032">
                <text:p>0.538903793923032</text:p>
                <draw:g>
                  <svg:desc>Tabelle1.B9:Tabelle1.N9</svg:desc>
                </draw:g>
              </table:table-cell>
              <table:table-cell office:value-type="float" office:value="0.5640534821976">
                <text:p>0.5640534821976</text:p>
              </table:table-cell>
              <table:table-cell office:value-type="float" office:value="0.580826805120862">
                <text:p>0.580826805120862</text:p>
              </table:table-cell>
              <table:table-cell office:value-type="float" office:value="0.591765080617024">
                <text:p>0.591765080617024</text:p>
              </table:table-cell>
              <table:table-cell office:value-type="float" office:value="0.598303347477611">
                <text:p>0.598303347477611</text:p>
              </table:table-cell>
              <table:table-cell office:value-type="float" office:value="0.604381037232263">
                <text:p>0.604381037232263</text:p>
              </table:table-cell>
              <table:table-cell office:value-type="float" office:value="0.608967830195902">
                <text:p>0.608967830195902</text:p>
              </table:table-cell>
              <table:table-cell office:value-type="float" office:value="0.611796476407638">
                <text:p>0.611796476407638</text:p>
              </table:table-cell>
              <table:table-cell office:value-type="float" office:value="0.614723461576309">
                <text:p>0.614723461576309</text:p>
              </table:table-cell>
              <table:table-cell office:value-type="float" office:value="0.616999822212188">
                <text:p>0.616999822212188</text:p>
              </table:table-cell>
              <table:table-cell office:value-type="float" office:value="0.618805415318554">
                <text:p>0.618805415318554</text:p>
              </table:table-cell>
              <table:table-cell office:value-type="float" office:value="0.622251674224227">
                <text:p>0.622251674224227</text:p>
              </table:table-cell>
              <table:table-cell office:value-type="float" office:value="0.631842807698264">
                <text:p>0.631842807698264</text:p>
              </table:table-cell>
            </table:table-row>
            <table:table-row>
              <table:table-cell office:value-type="string">
                <text:p>Macro-avg. Pos/Neg</text:p>
                <draw:g>
                  <svg:desc>Tabelle1.A37:Tabelle1.A37</svg:desc>
                </draw:g>
              </table:table-cell>
              <table:table-cell office:value-type="float" office:value="0.424457457402198">
                <text:p>0.424457457402198</text:p>
                <draw:g>
                  <svg:desc>Tabelle1.B11:Tabelle1.N11</svg:desc>
                </draw:g>
              </table:table-cell>
              <table:table-cell office:value-type="float" office:value="0.451488445456823">
                <text:p>0.451488445456823</text:p>
              </table:table-cell>
              <table:table-cell office:value-type="float" office:value="0.465359948577438">
                <text:p>0.465359948577438</text:p>
              </table:table-cell>
              <table:table-cell office:value-type="float" office:value="0.476072095434028">
                <text:p>0.476072095434028</text:p>
              </table:table-cell>
              <table:table-cell office:value-type="float" office:value="0.483743844692043">
                <text:p>0.483743844692043</text:p>
              </table:table-cell>
              <table:table-cell office:value-type="float" office:value="0.488344027399523">
                <text:p>0.488344027399523</text:p>
              </table:table-cell>
              <table:table-cell office:value-type="float" office:value="0.494312865982034">
                <text:p>0.494312865982034</text:p>
              </table:table-cell>
              <table:table-cell office:value-type="float" office:value="0.496872331590656">
                <text:p>0.496872331590656</text:p>
              </table:table-cell>
              <table:table-cell office:value-type="float" office:value="0.499339014122084">
                <text:p>0.499339014122084</text:p>
              </table:table-cell>
              <table:table-cell office:value-type="float" office:value="0.503802076760445">
                <text:p>0.503802076760445</text:p>
              </table:table-cell>
              <table:table-cell office:value-type="float" office:value="0.506557846456663">
                <text:p>0.506557846456663</text:p>
              </table:table-cell>
              <table:table-cell office:value-type="float" office:value="0.510695531953676">
                <text:p>0.510695531953676</text:p>
              </table:table-cell>
              <table:table-cell office:value-type="float" office:value="0.520492015793742">
                <text:p>0.520492015793742</text:p>
              </table:table-cell>
            </table:table-row>
            <table:table-row>
              <table:table-cell office:value-type="string">
                <text:p>Baseline (zufällig und alles zu größter Gruppe, da gleichverteile Testdaten)</text:p>
                <draw:g>
                  <svg:desc>Tabelle1.A35:Tabelle1.A35</svg:desc>
                </draw:g>
              </table:table-cell>
              <table:table-cell office:value-type="float" office:value="0.33333">
                <text:p>0.33333</text:p>
                <draw:g>
                  <svg:desc>Tabelle1.B34:Tabelle1.N34</svg:desc>
                </draw:g>
              </table:table-cell>
              <table:table-cell office:value-type="float" office:value="0.33333">
                <text:p>0.33333</text:p>
              </table:table-cell>
              <table:table-cell office:value-type="float" office:value="0.33333">
                <text:p>0.33333</text:p>
              </table:table-cell>
              <table:table-cell office:value-type="float" office:value="0.33333">
                <text:p>0.33333</text:p>
              </table:table-cell>
              <table:table-cell office:value-type="float" office:value="0.33333">
                <text:p>0.33333</text:p>
              </table:table-cell>
              <table:table-cell office:value-type="float" office:value="0.33333">
                <text:p>0.33333</text:p>
              </table:table-cell>
              <table:table-cell office:value-type="float" office:value="0.33333">
                <text:p>0.33333</text:p>
              </table:table-cell>
              <table:table-cell office:value-type="float" office:value="0.33333">
                <text:p>0.33333</text:p>
              </table:table-cell>
              <table:table-cell office:value-type="float" office:value="0.33333">
                <text:p>0.33333</text:p>
              </table:table-cell>
              <table:table-cell office:value-type="float" office:value="0.33333">
                <text:p>0.33333</text:p>
              </table:table-cell>
              <table:table-cell office:value-type="float" office:value="0.33333">
                <text:p>0.33333</text:p>
              </table:table-cell>
              <table:table-cell office:value-type="float" office:value="0.33333">
                <text:p>0.33333</text:p>
              </table:table-cell>
              <table:table-cell office:value-type="float" office:value="0.33333">
                <text:p>0.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